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XBox Book" svg:font-family="'XBox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C" style:family="table">
      <style:table-properties style:width="17cm" table:align="margins"/>
    </style:style>
    <style:style style:name="TOC.A" style:family="table-column">
      <style:table-column-properties style:column-width="8.5cm" style:rel-column-width="32767*"/>
    </style:style>
    <style:style style:name="P1" style:family="paragraph" style:parent-style-name="Standard">
      <style:paragraph-properties fo:text-align="end" style:justify-single-word="false"/>
      <style:text-properties style:font-name="XBox Book"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style:font-name="XBox Book"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XBox Book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XBox Book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XBox Book" fo:font-size="24pt" fo:font-style="italic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XBox Book" fo:font-size="24pt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text-align="end" style:justify-single-word="false"/>
      <style:text-properties style:font-name="XBox Book"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XBox Book" fo:font-size="10pt" fo:font-style="italic" style:font-size-asian="8.75pt" style:font-style-asian="italic" style:font-size-complex="10pt" style:font-style-complex="italic"/>
    </style:style>
    <style:style style:name="P9" style:family="paragraph" style:parent-style-name="Standard">
      <style:paragraph-properties fo:text-align="end" style:justify-single-word="false"/>
      <style:text-properties style:font-name="XBox Book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XBox Book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XBox Book" fo:font-size="12pt" style:letter-kerning="false" fo:background-color="transparen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XBox Book" fo:font-size="12pt" style:letter-kerning="false" fo:background-color="transparent" style:font-size-asian="12pt" style:font-size-complex="12pt"/>
    </style:style>
    <style:style style:name="P13" style:family="paragraph">
      <style:paragraph-properties fo:text-align="center"/>
    </style:style>
    <style:style style:name="gr1" style:family="graphic">
      <style:graphic-properties svg:stroke-width="0.049cm" draw:marker-start-width="0.43cm" draw:marker-end-width="0.4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ED</text:p>
      <text:p text:style-name="P1"/>
      <text:p text:style-name="P1"/>
      <text:p text:style-name="P1"/>
      <text:p text:style-name="P7">[Ver. 0.0.1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rithmetic Librar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4"><text:soft-page-break/>ZED</text:p>
      <text:p text:style-name="P3"/>
      <text:p text:style-name="P9">Table of Contents</text:p>
      <text:p text:style-name="P9"><draw:line text:anchor-type="paragraph" draw:z-index="0" draw:style-name="gr1" draw:text-style-name="P13" svg:x1="0.007cm" svg:y1="1.852cm" svg:x2="16.993cm" svg:y2="1.852cm"><text:p/></draw:line></text:p>
      <text:p text:style-name="P9"/>
      <text:p text:style-name="P9"/>
      <table:table table:name="TOC" table:style-name="TOC">
        <table:table-column table:style-name="TOC.A" table:number-columns-repeated="2"/>
        <table:table-row>
          <table:table-cell office:value-type="string">
            <text:p text:style-name="P12">Overview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Vector2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Vector3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Vector4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Matrix3x3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Matrix4x4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Ray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Plane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Polygon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AABB [Axis-Aligned Bounding Box]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>OBB [Orientated Bounding Box]</text:p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XBox Book" svg:font-family="'XBox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art Cassidy</meta:initial-creator>
    <meta:creation-date>2011-08-14T17:53:00.25</meta:creation-date>
    <dc:date>2011-08-14T18:01:31.19</dc:date>
    <dc:creator>Stuart Cassidy</dc:creator>
    <meta:editing-duration>PT8M30S</meta:editing-duration>
    <meta:editing-cycles>3</meta:editing-cycles>
    <meta:generator>LibreOffice/3.3$Win32 LibreOffice_project/330m19$Build-202</meta:generator>
    <meta:document-statistic meta:table-count="1" meta:image-count="0" meta:object-count="0" meta:page-count="2" meta:paragraph-count="16" meta:word-count="26" meta:character-count="176"/>
  </office:meta>
</office:document-meta>
</file>